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style:text-properties officeooo:paragraph-rsid="000a1335"/>
    </style:style>
    <style:style style:name="P4" style:family="paragraph" style:parent-style-name="Heading_20_3">
      <style:paragraph-properties fo:line-height="150%"/>
      <style:text-properties style:font-name="Liberation Serif" officeooo:paragraph-rsid="000b4a02"/>
    </style:style>
    <style:style style:name="P5" style:family="paragraph" style:parent-style-name="Text_20_body">
      <style:paragraph-properties fo:line-height="150%"/>
      <style:text-properties style:font-name="Liberation Serif"/>
    </style:style>
    <style:style style:name="P6" style:family="paragraph" style:parent-style-name="Heading_20_3">
      <style:paragraph-properties fo:margin-top="0cm" fo:margin-bottom="0.247cm" style:contextual-spacing="false" fo:line-height="150%"/>
      <style:text-properties style:font-name="Liberation Serif"/>
    </style:style>
    <style:style style:name="P7" style:family="paragraph" style:parent-style-name="Text_20_body" style:list-style-name="L1">
      <style:paragraph-properties fo:line-height="150%"/>
      <style:text-properties style:font-name="Liberation Serif"/>
    </style:style>
    <style:style style:name="P8" style:family="paragraph" style:parent-style-name="Text_20_body" style:list-style-name="L2">
      <style:paragraph-properties fo:line-height="150%"/>
      <style:text-properties style:font-name="Liberation Serif"/>
    </style:style>
    <style:style style:name="P9" style:family="paragraph" style:parent-style-name="Text_20_body" style:list-style-name="L3">
      <style:paragraph-properties fo:line-height="150%"/>
      <style:text-properties style:font-name="Liberation Serif"/>
    </style:style>
    <style:style style:name="P10" style:family="paragraph" style:parent-style-name="Text_20_body" style:list-style-name="L4">
      <style:paragraph-properties fo:line-height="150%"/>
      <style:text-properties style:font-name="Liberation Serif"/>
    </style:style>
    <style:style style:name="P11" style:family="paragraph" style:parent-style-name="Text_20_body" style:list-style-name="L5">
      <style:paragraph-properties fo:line-height="150%"/>
      <style:text-properties style:font-name="Liberation Serif"/>
    </style:style>
    <style:style style:name="P12" style:family="paragraph" style:parent-style-name="Text_20_body" style:list-style-name="L6">
      <style:paragraph-properties fo:line-height="150%"/>
      <style:text-properties style:font-name="Liberation Serif"/>
    </style:style>
    <style:style style:name="P13" style:family="paragraph" style:parent-style-name="Text_20_body" style:list-style-name="L7">
      <style:paragraph-properties fo:line-height="150%"/>
      <style:text-properties style:font-name="Liberation Serif"/>
    </style:style>
    <style:style style:name="P14" style:family="paragraph" style:parent-style-name="Text_20_body" style:list-style-name="L8">
      <style:paragraph-properties fo:line-height="150%"/>
      <style:text-properties style:font-name="Liberation Serif"/>
    </style:style>
    <style:style style:name="T1" style:family="text">
      <style:text-properties style:font-name="Liberation Serif"/>
    </style:style>
    <style:style style:name="T2" style:family="text">
      <style:text-properties style:font-name="Liberation Serif" officeooo:rsid="000a1335"/>
    </style:style>
    <style:style style:name="T3" style:family="text">
      <style:text-properties fo:font-weight="normal" style:font-weight-asian="normal" style:font-weight-complex="normal"/>
    </style:style>
    <style:style style:name="T4" style:family="text">
      <style:text-properties style:font-name="Liberation Serif"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Project Report: Maze Game</text:span></text:span></text:h>
      <text:p text:style-name="P2"><text:span text:style-name="Strong_20_Emphasis"><text:span text:style-name="T1"/></text:span></text:p>
      <text:p text:style-name="P3"><text:span text:style-name="Strong_20_Emphasis"><text:span text:style-name="T1">Course</text:span></text:span><text:span text:style-name="T1">: Informatics II<text:line-break/></text:span><text:span text:style-name="Strong_20_Emphasis"><text:span text:style-name="T1">Student</text:span></text:span><text:span text:style-name="T1">: </text:span><text:span text:style-name="Emphasis"><text:span text:style-name="T2">Francis Asare – 22401984</text:span></text:span><text:span text:style-name="T1"><text:line-break/></text:span><text:span text:style-name="Strong_20_Emphasis"><text:span text:style-name="T1">Date</text:span></text:span><text:span text:style-name="T1">: J</text:span><text:span text:style-name="T2">uly</text:span><text:span text:style-name="T1"> 2025<text:line-break/></text:span><text:span text:style-name="Strong_20_Emphasis"><text:span text:style-name="T1">Project Title</text:span></text:span><text:span text:style-name="T1">: Maze Game with Graphical Interface in Python<text:line-break/></text:span></text:p>
      <text:h text:style-name="P4" text:outline-level="3"><text:span text:style-name="Strong_20_Emphasis">Project Overview</text:span></text:h>
      <text:p text:style-name="P5">T<text:span text:style-name="T3">his project is a </text:span><text:span text:style-name="Strong_20_Emphasis"><text:span text:style-name="T3">Maze Game</text:span></text:span><text:span text:style-name="T3"> implemented in </text:span><text:span text:style-name="Strong_20_Emphasis"><text:span text:style-name="T3">Python</text:span></text:span><text:span text:style-name="T3"> using the </text:span><text:span text:style-name="Source_20_Text"><text:span text:style-name="T4">graphics.py</text:span></text:span><text:span text:style-name="T3"> library for the graphical interface. It was developed as a final assignment for the </text:span><text:span text:style-name="Emphasis"><text:span text:style-name="T3">Informatics II</text:span></text:span><text:span text:style-name="T3"> course. The objective is for the player to navigate mazes of increasing difficulty, starting from a designated point and reaching a green goal tile.</text:span></text:p>
      <text:h text:style-name="P6" text:outline-level="3"><text:span text:style-name="Strong_20_Emphasis"/></text:h>
      <text:h text:style-name="P6" text:outline-level="3"><text:span text:style-name="Strong_20_Emphasis">Technologies and Tools Used</text:span></text:h>
      <text:list text:style-name="L1">
        <text:list-item>
          <text:p text:style-name="P7"><text:span text:style-name="Strong_20_Emphasis">Programming Language:</text:span> Python 3</text:p>
        </text:list-item>
        <text:list-item>
          <text:p text:style-name="P7"><text:span text:style-name="Strong_20_Emphasis">Graphics Library:</text:span> graphics.py</text:p>
        </text:list-item>
        <text:list-item>
          <text:p text:style-name="P7"><text:span text:style-name="Strong_20_Emphasis">Development Environment:</text:span> VS Code</text:p>
        </text:list-item>
      </text:list>
      <text:h text:style-name="P6" text:outline-level="3"><text:span text:style-name="Strong_20_Emphasis"/></text:h>
      <text:h text:style-name="P6" text:outline-level="3"><text:span text:style-name="Strong_20_Emphasis">Game Features</text:span></text:h>
      <text:list text:style-name="L2">
        <text:list-item>
          <text:p text:style-name="P8"><text:span text:style-name="Strong_20_Emphasis">Graphical Interface:</text:span> Mazes are visually rendered with color-coded cells:</text:p>
          <text:list>
            <text:list-item>
              <text:p text:style-name="P8">Black = Wall</text:p>
            </text:list-item>
            <text:list-item>
              <text:p text:style-name="P8">White = Path</text:p>
            </text:list-item>
            <text:list-item>
              <text:p text:style-name="P8">Green = Goal</text:p>
            </text:list-item>
            <text:list-item>
              <text:p text:style-name="P8">Red Circle = Player</text:p>
            </text:list-item>
          </text:list>
        </text:list-item>
        <text:list-item>
          <text:p text:style-name="P8"><text:span text:style-name="Strong_20_Emphasis">Difficulty Levels:</text:span></text:p>
          <text:list>
            <text:list-item>
              <text:p text:style-name="P8"><text:span text:style-name="Strong_20_Emphasis">Easy</text:span></text:p>
            </text:list-item>
            <text:list-item>
              <text:p text:style-name="P8"><text:soft-page-break/><text:span text:style-name="Strong_20_Emphasis">Medium</text:span> <text:span text:style-name="Emphasis">(unlocked after Easy)</text:span></text:p>
            </text:list-item>
            <text:list-item>
              <text:p text:style-name="P8"><text:span text:style-name="Strong_20_Emphasis">Hard</text:span> <text:span text:style-name="Emphasis">(unlocked after Medium)</text:span></text:p>
            </text:list-item>
          </text:list>
        </text:list-item>
        <text:list-item>
          <text:p text:style-name="P8"><text:span text:style-name="Strong_20_Emphasis">Keyboard Controls:</text:span></text:p>
          <text:list>
            <text:list-item>
              <text:p text:style-name="P8"><text:span text:style-name="Source_20_Text">W</text:span> – Move Up</text:p>
            </text:list-item>
            <text:list-item>
              <text:p text:style-name="P8"><text:span text:style-name="Source_20_Text">S</text:span> – Move Down</text:p>
            </text:list-item>
            <text:list-item>
              <text:p text:style-name="P8"><text:span text:style-name="Source_20_Text">A</text:span> – Move Left</text:p>
            </text:list-item>
            <text:list-item>
              <text:p text:style-name="P8"><text:span text:style-name="Source_20_Text">D</text:span> – Move Right</text:p>
            </text:list-item>
            <text:list-item>
              <text:p text:style-name="P8"><text:span text:style-name="Source_20_Text">Q</text:span> – Quit Level</text:p>
            </text:list-item>
          </text:list>
        </text:list-item>
        <text:list-item>
          <text:p text:style-name="P8"><text:span text:style-name="Strong_20_Emphasis">Live Timer:</text:span> A real-time counter displays the time taken to complete each level.</text:p>
        </text:list-item>
        <text:list-item>
          <text:p text:style-name="P8"><text:span text:style-name="Strong_20_Emphasis">Level Progression:</text:span> Players unlock higher levels by completing the previous one.</text:p>
        </text:list-item>
      </text:list>
      <text:h text:style-name="P6" text:outline-level="3"><text:span text:style-name="Strong_20_Emphasis"/></text:h>
      <text:h text:style-name="P6" text:outline-level="3"><text:span text:style-name="Strong_20_Emphasis">Maze Representation</text:span></text:h>
      <text:p text:style-name="P5">Mazes are defined as <text:span text:style-name="Strong_20_Emphasis">10×10 2D lists</text:span>, where:</text:p>
      <text:list text:style-name="L3">
        <text:list-item>
          <text:p text:style-name="P9"><text:span text:style-name="Source_20_Text">1</text:span> = Wall (non-passable)</text:p>
        </text:list-item>
        <text:list-item>
          <text:p text:style-name="P9"><text:span text:style-name="Source_20_Text">0</text:span> = Path (passable)</text:p>
        </text:list-item>
      </text:list>
      <text:p text:style-name="P5">Each level also specifies:</text:p>
      <text:list text:style-name="L4">
        <text:list-item>
          <text:p text:style-name="P10">A maze layout</text:p>
        </text:list-item>
        <text:list-item>
          <text:p text:style-name="P10">A <text:span text:style-name="Strong_20_Emphasis">start coordinate</text:span> (player's initial position)</text:p>
        </text:list-item>
        <text:list-item>
          <text:p text:style-name="P10">A <text:span text:style-name="Strong_20_Emphasis">goal coordinate</text:span> (green cell)</text:p>
        </text:list-item>
      </text:list>
      <text:h text:style-name="P6" text:outline-level="3"><text:span text:style-name="Strong_20_Emphasis"/></text:h>
      <text:h text:style-name="P6" text:outline-level="3"><text:span text:style-name="Strong_20_Emphasis">Game Flow</text:span></text:h>
      <text:list text:style-name="L5">
        <text:list-item>
          <text:p text:style-name="P11"><text:span text:style-name="Strong_20_Emphasis">Main Menu:</text:span> Player selects a level. Only unlocked levels are available.</text:p>
        </text:list-item>
        <text:list-item>
          <text:p text:style-name="P11"><text:span text:style-name="Strong_20_Emphasis">Level Start:</text:span> The maze is drawn, player is placed at the start, and the timer begins.</text:p>
        </text:list-item>
        <text:list-item>
          <text:p text:style-name="P11"><text:span text:style-name="Strong_20_Emphasis">Gameplay:</text:span> Player moves using WASD keys. Movement is restricted to path tiles.</text:p>
        </text:list-item>
        <text:list-item>
          <text:p text:style-name="P11"><text:span text:style-name="Strong_20_Emphasis">Win Condition:</text:span> Reaching the goal displays a success message with elapsed time.</text:p>
        </text:list-item>
        <text:list-item>
          <text:p text:style-name="P11"><text:soft-page-break/><text:span text:style-name="Strong_20_Emphasis">Progression:</text:span> Completing a level unlocks the next difficulty tier.</text:p>
        </text:list-item>
        <text:list-item>
          <text:p text:style-name="P11"><text:span text:style-name="Strong_20_Emphasis">Exit Options:</text:span> Player can quit by pressing <text:span text:style-name="Source_20_Text">Q</text:span> or closing the window.</text:p>
        </text:list-item>
      </text:list>
      <text:h text:style-name="P6" text:outline-level="3"><text:span text:style-name="Strong_20_Emphasis"/></text:h>
      <text:h text:style-name="P6" text:outline-level="3"><text:span text:style-name="Strong_20_Emphasis">Development Steps</text:span></text:h>
      <text:p text:style-name="P5"><text:span text:style-name="Strong_20_Emphasis">START</text:span></text:p>
      <text:list text:style-name="L6">
        <text:list-item>
          <text:p text:style-name="P12"><text:span text:style-name="Strong_20_Emphasis">Initialize Game Window</text:span></text:p>
          <text:list>
            <text:list-item>
              <text:p text:style-name="P12">Create a <text:span text:style-name="Source_20_Text">GraphWin</text:span> with fixed size and background.</text:p>
            </text:list-item>
            <text:list-item>
              <text:p text:style-name="P12">Define grid size and optional coordinate mapping.</text:p>
            </text:list-item>
          </text:list>
        </text:list-item>
        <text:list-item>
          <text:p text:style-name="P12"><text:span text:style-name="Strong_20_Emphasis">Define Maze Structure</text:span></text:p>
          <text:list>
            <text:list-item>
              <text:p text:style-name="P12">Use a 2D list to represent walls (<text:span text:style-name="Source_20_Text">1</text:span>) and paths (<text:span text:style-name="Source_20_Text">0</text:span>).</text:p>
            </text:list-item>
          </text:list>
        </text:list-item>
        <text:list-item>
          <text:p text:style-name="P12"><text:span text:style-name="Strong_20_Emphasis">Draw Maze</text:span></text:p>
          <text:list>
            <text:list-item>
              <text:p text:style-name="P12">Loop through each grid cell:</text:p>
              <text:list>
                <text:list-item>
                  <text:p text:style-name="P12">Draw black rectangles for walls.</text:p>
                </text:list-item>
                <text:list-item>
                  <text:p text:style-name="P12">Draw white for paths (optional).</text:p>
                </text:list-item>
                <text:list-item>
                  <text:p text:style-name="P12">Highlight the goal tile in green.</text:p>
                </text:list-item>
              </text:list>
            </text:list-item>
          </text:list>
        </text:list-item>
        <text:list-item>
          <text:p text:style-name="P12"><text:span text:style-name="Strong_20_Emphasis">Initialize Player</text:span></text:p>
          <text:list>
            <text:list-item>
              <text:p text:style-name="P12">Place player at the start position.</text:p>
            </text:list-item>
            <text:list-item>
              <text:p text:style-name="P12">Represent the player as a red circle.</text:p>
            </text:list-item>
          </text:list>
        </text:list-item>
        <text:list-item>
          <text:p text:style-name="P12"><text:span text:style-name="Strong_20_Emphasis">Game Loop</text:span></text:p>
          <text:list>
            <text:list-item>
              <text:p text:style-name="P12">Listen for key presses (<text:span text:style-name="Source_20_Text">W</text:span>, <text:span text:style-name="Source_20_Text">A</text:span>, <text:span text:style-name="Source_20_Text">S</text:span>, <text:span text:style-name="Source_20_Text">D</text:span>, <text:span text:style-name="Source_20_Text">Q</text:span>).</text:p>
            </text:list-item>
            <text:list-item>
              <text:p text:style-name="P12">Validate movement:</text:p>
              <text:list>
                <text:list-item>
                  <text:p text:style-name="P12">Stay within grid bounds.</text:p>
                </text:list-item>
                <text:list-item>
                  <text:p text:style-name="P12">Avoid walls.</text:p>
                </text:list-item>
                <text:list-item>
                  <text:p text:style-name="P12">Update position and graphics if valid.</text:p>
                </text:list-item>
              </text:list>
            </text:list-item>
          </text:list>
        </text:list-item>
        <text:list-item>
          <text:p text:style-name="P12"><text:span text:style-name="Strong_20_Emphasis">Win Condition</text:span></text:p>
          <text:list>
            <text:list-item>
              <text:p text:style-name="P12">If the player reaches the goal, display a win message and time.</text:p>
            </text:list-item>
          </text:list>
        </text:list-item>
        <text:list-item>
          <text:p text:style-name="P12"><text:soft-page-break/><text:span text:style-name="Strong_20_Emphasis">Exit</text:span></text:p>
          <text:list>
            <text:list-item>
              <text:p text:style-name="P12">On win or quit, close the level or return to the main menu.</text:p>
            </text:list-item>
          </text:list>
        </text:list-item>
      </text:list>
      <text:p text:style-name="P5"><text:span text:style-name="Strong_20_Emphasis">END</text:span></text:p>
      <text:h text:style-name="P6" text:outline-level="3"><text:span text:style-name="Strong_20_Emphasis"/></text:h>
      <text:h text:style-name="P6" text:outline-level="3"><text:span text:style-name="Strong_20_Emphasis">Achievements</text:span></text:h>
      <text:list text:style-name="L7">
        <text:list-item>
          <text:p text:style-name="P13">Functional, visually interactive maze game.</text:p>
        </text:list-item>
        <text:list-item>
          <text:p text:style-name="P13">Smooth keyboard navigation and visual feedback.</text:p>
        </text:list-item>
        <text:list-item>
          <text:p text:style-name="P13">Progressive unlocking system across difficulty levels.</text:p>
        </text:list-item>
        <text:list-item>
          <text:p text:style-name="P13">Real-time gameplay with timer tracking.</text:p>
        </text:list-item>
      </text:list>
      <text:h text:style-name="P6" text:outline-level="3"><text:span text:style-name="Strong_20_Emphasis"/></text:h>
      <text:h text:style-name="P6" text:outline-level="3"><text:span text:style-name="Strong_20_Emphasis">Future Improvements (Optional)</text:span></text:h>
      <text:list text:style-name="L8">
        <text:list-item>
          <text:p text:style-name="P14">Add sound effects for movement and victory.</text:p>
        </text:list-item>
        <text:list-item>
          <text:p text:style-name="P14">Implement random maze generation.</text:p>
        </text:list-item>
        <text:list-item>
          <text:p text:style-name="P14">Save high scores or best completion times.</text:p>
        </text:list-item>
        <text:list-item>
          <text:p text:style-name="P14">Add animated elements or themes for engagement.</text:p>
        </text:list-item>
      </text:list>
      <text:h text:style-name="P6" text:outline-level="3"><text:span text:style-name="Strong_20_Emphasis">Conclusion</text:span></text:h>
      <text:p text:style-name="P5">The Maze Game showcases practical implementation of Python programming concepts including graphical rendering, event handling, conditional logic, and state management. It provides an engaging and interactive way to apply knowledge gained in the <text:span text:style-name="Emphasis">Informatics II</text:span> course.</text:p>
      <text:p text:style-name="P5"><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3T11:18:15.616887469</meta:creation-date>
    <dc:date>2025-06-26T09:00:27.799498277</dc:date>
    <meta:editing-duration>PT42M36S</meta:editing-duration>
    <meta:editing-cycles>3</meta:editing-cycles>
    <meta:generator>LibreOffice/25.2.2.2$Linux_X86_64 LibreOffice_project/520$Build-2</meta:generator>
    <meta:document-statistic meta:table-count="0" meta:image-count="0" meta:object-count="0" meta:page-count="4" meta:paragraph-count="79" meta:word-count="555" meta:character-count="3199" meta:non-whitespace-character-count="2778"/>
  </office:meta>
</office:document-meta>
</file>